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" svg:font-family="Roboto" style:font-adornments="Обычный" style:font-pitch="variable"/>
    <style:font-face style:name="Roboto Condensed" svg:font-family="'Roboto Condensed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Candara" svg:font-family="Candara" style:font-adornments="Обыч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АБЗАЦ">
      <style:text-properties fo:language="ru" fo:country="RU" officeooo:paragraph-rsid="00813c30"/>
    </style:style>
    <style:style style:name="P2" style:family="paragraph" style:parent-style-name="_5f_АБЗАЦ">
      <style:text-properties fo:language="ru" fo:country="RU" officeooo:rsid="008475ac" officeooo:paragraph-rsid="008475ac"/>
    </style:style>
    <style:style style:name="P3" style:family="paragraph" style:parent-style-name="_5f_АБЗАЦ">
      <style:text-properties fo:language="ru" fo:country="RU" officeooo:rsid="008914b0" officeooo:paragraph-rsid="008a3b96"/>
    </style:style>
    <style:style style:name="P4" style:family="paragraph" style:parent-style-name="_5f_АБЗАЦ">
      <style:text-properties fo:language="ru" fo:country="RU" officeooo:rsid="008bf603" officeooo:paragraph-rsid="008bf603"/>
    </style:style>
    <style:style style:name="P5" style:family="paragraph" style:parent-style-name="_5f_АБЗАЦ">
      <style:text-properties fo:language="ru" fo:country="RU" officeooo:rsid="00900b7e" officeooo:paragraph-rsid="00900b7e"/>
    </style:style>
    <style:style style:name="P6" style:family="paragraph" style:parent-style-name="_5f_АБЗАЦ">
      <style:text-properties fo:language="ru" fo:country="RU" officeooo:rsid="008bf603" officeooo:paragraph-rsid="00755644"/>
    </style:style>
    <style:style style:name="T1" style:family="text">
      <style:text-properties fo:language="en" fo:country="US" officeooo:rsid="007e6c6d"/>
    </style:style>
    <style:style style:name="T2" style:family="text">
      <style:text-properties officeooo:rsid="008010ed"/>
    </style:style>
    <style:style style:name="T3" style:family="text">
      <style:text-properties officeooo:rsid="00813c30"/>
    </style:style>
    <style:style style:name="T4" style:family="text">
      <style:text-properties officeooo:rsid="008a3b96"/>
    </style:style>
    <style:style style:name="T5" style:family="text">
      <style:text-properties officeooo:rsid="0093173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" svg:font-family="Roboto" style:font-adornments="Обычный" style:font-pitch="variable"/>
    <style:font-face style:name="Roboto Condensed" svg:font-family="'Roboto Condensed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Candara" svg:font-family="Candara" style:font-adornments="Обыч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_5f_Заголовок_20_XL" style:display-name="_Заголовок XL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АБЗАЦ" style:display-name="_АБЗАЦ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.4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Заголовок_20_L" style:display-name="_Заголовок L" style:family="paragraph" style:parent-style-name="_5f_Заголовок_20_XL">
      <style:text-properties style:use-window-font-color="true" style:font-name="Roboto Condensed" fo:font-family="'Roboto Condensed'" style:font-style-name="Обычный" style:font-pitch="variable" fo:font-size="18pt" fo:font-weight="normal"/>
    </style:style>
    <style:style style:name="_5f_Заголовок_20_M" style:display-name="_Заголовок M" style:family="paragraph" style:parent-style-name="_5f_Заголовок_20_L">
      <style:paragraph-properties fo:margin-left="1cm" fo:margin-right="0cm" fo:text-align="start" style:justify-single-word="false" fo:text-indent="0cm" style:auto-text-indent="false"/>
      <style:text-properties fo:font-size="15pt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_5f_Код" style:display-name="_Код" style:family="paragraph" style:next-style-name="Standard" style:default-outline-level="" style:master-page-name="">
      <loext:graphic-properties draw:fill="solid" draw:fill-color="#eeeeee" draw:fill-hatch-name="Blue_20_Triple_20_90_20_Degrees" draw:fill-hatch-solid="false"/>
      <style:paragraph-properties fo:margin-left="0.101cm" fo:margin-right="0cm" fo:margin-top="0cm" fo:margin-bottom="0.3cm" loext:contextual-spacing="true" fo:line-height="100%" fo:text-align="start" style:justify-single-word="false" fo:text-indent="0cm" style:auto-text-indent="false" style:page-number="auto" fo:background-color="#eeeeee" fo:padding-left="0.199cm" fo:padding-right="0cm" fo:padding-top="0.101cm" fo:padding-bottom="0.101cm" fo:border="none">
        <style:tab-stops/>
      </style:paragraph-properties>
      <style:text-properties fo:color="#000080" style:font-name="Roboto" fo:font-family="Roboto" style:font-style-name="Обычный" style:font-pitch="variable" fo:font-size="13pt" style:rfc-language-tag="az-Latn-AZ" fo:language="az" fo:script="Latn" fo:country="AZ" fo:font-weight="normal" fo:background-color="transparent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Базовый" style:display-name="_Базовый" style:family="paragraph" style:default-outline-level="">
      <style:paragraph-properties fo:text-align="start" style:justify-single-word="false" fo:orphans="2" fo:widows="2" style:writing-mode="lr-tb"/>
      <style:text-properties style:font-name="InputSansCompressed" fo:font-family="InputSansCompressed" style:font-family-generic="roman" style:font-pitch="variable" fo:font-size="12pt" style:font-size-asian="12pt"/>
    </style:style>
    <style:style style:name="_5f_Заголовок_20_3" style:display-name="_Заголовок 3" style:family="paragraph" style:default-outline-level="" style:master-page-name="">
      <style:paragraph-properties fo:margin-left="1cm" fo:margin-right="0cm" fo:margin-top="0.499cm" fo:margin-bottom="0.3cm" loext:contextual-spacing="true" fo:text-align="start" style:justify-single-word="false" fo:orphans="2" fo:widows="2" fo:text-indent="0cm" style:auto-text-indent="false" style:page-number="auto" style:writing-mode="lr-tb"/>
      <style:text-properties style:font-name="Candara" fo:font-family="Candara" style:font-style-name="Обычный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Основной" style:display-name="_Основной" style:family="paragraph" style:parent-style-name="_5f_Базовый" style:default-outline-level="" style:master-page-name="">
      <style:paragraph-properties fo:margin-left="0cm" fo:margin-right="0cm" fo:margin-top="0cm" fo:margin-bottom="0cm" loext:contextual-spacing="true" fo:line-height="100%" fo:text-align="justify" style:justify-single-word="false" fo:hyphenation-ladder-count="no-limit" fo:text-indent="0.499cm" style:auto-text-indent="false" style:page-number="auto"/>
      <style:text-properties style:font-name="Verdana" fo:font-family="Verdana" style:font-style-name="Обычный" style:font-family-generic="swiss" style:font-pitch="variable" fo:font-size="12pt" fo:hyphenate="true" fo:hyphenation-remain-char-count="2" fo:hyphenation-push-char-count="2"/>
    </style:style>
    <style:style style:name="_5f_КОД" style:display-name="_КОД" style:family="paragraph" style:parent-style-name="_5f_АБЗАЦ" style:master-page-name="">
      <loext:graphic-properties draw:fill="solid" draw:fill-color="#eeeeee"/>
      <style:paragraph-properties fo:margin-left="0cm" fo:margin-right="0cm" fo:margin-top="0cm" fo:margin-bottom="0.199cm" loext:contextual-spacing="true" fo:text-align="start" style:justify-single-word="false" fo:text-indent="0.101cm" style:auto-text-indent="false" style:page-number="auto" fo:background-color="#eeeeee"/>
      <style:text-properties fo:color="#000080" style:font-name="Roboto" fo:font-family="Roboto" style:font-style-name="Обычный" style:font-pitch="variable" fo:language="zxx" fo:country="none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3</meta:editing-cycles>
    <meta:print-date>1970-01-01T03:00:00</meta:print-date>
    <meta:creation-date>2011-03-09T13:01:00</meta:creation-date>
    <dc:date>2019-01-22T02:34:57.190000000</dc:date>
    <dc:language>ru-RU</dc:language>
    <meta:editing-duration>P1DT4H16M22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